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1.01pt"/>
    </style:style>
    <style:style style:name="co2" style:family="table-column">
      <style:table-column-properties fo:break-before="auto" style:column-width="293.95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64.8pt"/>
    </style:style>
    <style:style style:name="co5" style:family="table-column">
      <style:table-column-properties fo:break-before="auto" style:column-width="64.06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66.25pt"/>
    </style:style>
    <style:style style:name="co9" style:family="table-column">
      <style:table-column-properties fo:break-before="auto" style:column-width="66.36pt"/>
    </style:style>
    <style:style style:name="co10" style:family="table-column">
      <style:table-column-properties fo:break-before="auto" style:column-width="71.09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3.9pt" fo:break-before="auto" style:use-optimal-row-height="false"/>
    </style:style>
    <style:style style:name="ro3" style:family="table-row">
      <style:table-row-properties style:row-height="162.31pt" fo:break-before="auto" style:use-optimal-row-height="false"/>
    </style:style>
    <style:style style:name="ro4" style:family="table-row">
      <style:table-row-properties style:row-height="328.71pt" fo:break-before="auto" style:use-optimal-row-height="false"/>
    </style:style>
    <style:style style:name="ro5" style:family="table-row">
      <style:table-row-properties style:row-height="349.8pt" fo:break-before="auto" style:use-optimal-row-height="true"/>
    </style:style>
    <style:style style:name="ro6" style:family="table-row">
      <style:table-row-properties style:row-height="338.54pt" fo:break-before="auto" style:use-optimal-row-height="true"/>
    </style:style>
    <style:style style:name="ro7" style:family="table-row">
      <style:table-row-properties style:row-height="304.81pt" fo:break-before="auto" style:use-optimal-row-height="true"/>
    </style:style>
    <style:style style:name="ro8" style:family="table-row">
      <style:table-row-properties style:row-height="136.06pt" fo:break-before="auto" style:use-optimal-row-height="true"/>
    </style:style>
    <style:style style:name="ro9" style:family="table-row">
      <style:table-row-properties style:row-height="529.74pt" fo:break-before="auto" style:use-optimal-row-height="true"/>
    </style:style>
    <style:style style:name="ro10" style:family="table-row">
      <style:table-row-properties style:row-height="158.71pt" fo:break-before="auto" style:use-optimal-row-height="true"/>
    </style:style>
    <style:style style:name="ro11" style:family="table-row">
      <style:table-row-properties style:row-height="181.19pt" fo:break-before="auto" style:use-optimal-row-height="true"/>
    </style:style>
    <style:style style:name="ro12" style:family="table-row">
      <style:table-row-properties style:row-height="14.94pt" fo:break-before="auto" style:use-optimal-row-height="false"/>
    </style:style>
    <style:style style:name="ro13" style:family="table-row">
      <style:table-row-properties style:row-height="13.69pt" fo:break-before="auto" style:use-optimal-row-height="false"/>
    </style:style>
    <style:style style:name="ro14" style:family="table-row">
      <style:table-row-properties style:row-height="57.29pt" fo:break-before="auto" style:use-optimal-row-height="true"/>
    </style:style>
    <style:style style:name="ro15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color="#663300"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fo:background-color="transparent"/>
      <style:text-properties fo:color="#663300" fo:font-weight="bold" style:font-weight-asian="bold" style:font-weight-complex="bold"/>
    </style:style>
    <style:style style:name="ce7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ff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color="#663300" fo:font-weight="bold" style:font-weight-asian="bold" style:font-weight-complex="bold"/>
    </style:style>
    <style:style style:name="ce13" style:family="table-cell" style:parent-style-name="Default">
      <style:text-properties fo:color="#0000ff" fo:font-weight="bold" style:font-weight-asian="bold" style:font-weight-complex="bold"/>
    </style:style>
    <style:style style:name="ce14" style:family="table-cell" style:parent-style-name="Default">
      <style:text-properties fo:color="#0000ff"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fo:background-color="#ff33ff"/>
      <style:text-properties fo:color="#0000ff"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ackground-color="transparent"/>
      <style:text-properties fo:color="#663300"/>
    </style:style>
    <style:style style:name="ce19" style:family="table-cell" style:parent-style-name="Default">
      <style:table-cell-properties fo:background-color="transparent"/>
      <style:text-properties fo:color="#663300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ff33ff"/>
      <style:text-properties style:font-name="Liberation Sans" style:font-name-asian="Noto Sans CJK SC Regular" style:font-name-complex="FreeSans"/>
    </style:style>
    <style:style style:name="ce21" style:family="table-cell" style:parent-style-name="Default">
      <style:table-cell-properties fo:background-color="#ff33ff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43">
      <style:table-cell-properties fo:background-color="transparent"/>
      <style:text-properties fo:color="#663300"/>
    </style:style>
    <style:style style:name="ce28" style:family="table-cell" style:parent-style-name="Default" style:data-style-name="N43">
      <style:table-cell-properties fo:background-color="#ff33ff"/>
    </style:style>
    <style:style style:name="ce29" style:family="table-cell" style:parent-style-name="Default" style:data-style-name="N45"/>
    <style:style style:name="ce30" style:family="table-cell" style:parent-style-name="Default" style:data-style-name="N43"/>
    <style:style style:name="T1" style:family="text">
      <style:text-properties style:font-name="Liberation Serif" fo:font-weight="normal" style:font-name-asian="Noto Sans CJK SC Regular" style:font-name-complex="FreeSans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23"/>
        <table:table-column table:style-name="co6" table:default-cell-style-name="Default"/>
        <table:table-column table:style-name="co7" table:default-cell-style-name="ce2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Experience</text:p>
          </table:table-cell>
          <table:table-cell office:value-type="string" calcext:value-type="string">
            <text:p>Settings</text:p>
          </table:table-cell>
          <table:table-cell table:style-name="ce1" office:value-type="string" calcext:value-type="string">
            <text:p>Results</text:p>
          </table:table-cell>
          <table:table-cell table:style-name="ce1"/>
          <table:table-cell table:style-name="ce22"/>
          <table:table-cell table:style-name="ce1"/>
          <table:table-cell table:style-name="ce22"/>
          <table:table-cell table:style-name="ce1" table:number-columns-repeated="1017"/>
        </table:table-row>
        <table:table-row table:style-name="ro2">
          <table:table-cell office:value-type="string" calcext:value-type="string">
            <text:p>mlr_ros</text:p>
          </table:table-cell>
          <table:table-cell table:style-name="ce13" office:value-type="string" calcext:value-type="string">
            <text:p>using x, y</text:p>
          </table:table-cell>
          <table:table-cell office:value-type="string" calcext:value-type="string">
            <text:p>train_acc = 0.9614244</text:p>
            <text:p>train_AUC = 0.98210615</text:p>
            <text:p>train_TPR = 0.9760623649536075</text:p>
            <text:p>train_TNR = 0.9423802059060289</text:p>
            <text:p/>
            <text:p>val_acc = 0.92444694</text:p>
            <text:p>val_AUC = 0.9642598</text:p>
            <text:p>val_TPR = 0.8847736625514403</text:p>
            <text:p>val_TNR = 0.9263406010606954</text:p>
            <text:p/>
            <text:p>test_acc = 0.926523</text:p>
            <text:p>test_AUC = 0.96236193</text:p>
            <text:p>test_TPR = 0.8740740740740741</text:p>
            <text:p>test_TNR = 0.9293188548864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net_ros</text:p>
          </table:table-cell>
          <table:table-cell table:style-name="ce14" office:value-type="string" calcext:value-type="string">
            <text:p>using x, y</text:p>
          </table:table-cell>
          <table:table-cell office:value-type="string" calcext:value-type="string">
            <text:p>train_acc = 0.9680761</text:p>
            <text:p>train_AUC = 0.9919969</text:p>
            <text:p>train_TPR = 0.9978816252171334</text:p>
            <text:p>train_TNR = 0.9385671312968691</text:p>
            <text:p/>
            <text:p>val_acc = 0.93888265</text:p>
            <text:p>val_AUC = 0.9884803</text:p>
            <text:p>val_TPR = 0.8888888888888888</text:p>
            <text:p>val_TNR = 0.9412689059123944</text:p>
            <text:p/>
            <text:p>test_acc = 0.94151825</text:p>
            <text:p>test_AUC = 0.98751104</text:p>
            <text:p>test_TPR = 0.9037037037037037</text:p>
            <text:p>test_TNR = 0.9435340572556762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mlr_generator_categ_ros</text:p>
          </table:table-cell>
          <table:table-cell/>
          <table:table-cell office:value-type="string" calcext:value-type="string">
            <text:p>augment or not with ros = True</text:p>
            <text:p>elaspsed time = 1004.9425604343414</text:p>
            <text:p>test_scores = </text:p>
            <text:p>['loss', 'tp', 'fp', 'tn', 'fn', 'accuracy', 'precision', 'recall', 'auc'] = [0.308084800573332, 5000.0, 376.0, 5000.0, 376.0, 0.93005955, 0.93005955, 0.93005955, 0.96413296]</text:p>
            <text:p>train_acc = 0.96331614</text:p>
            <text:p>train_AUC = 0.9757697757438258</text:p>
            <text:p>train_TPR = 0.9762760603882099</text:p>
            <text:p>train_TNR = 0.9449871030487547</text:p>
            <text:p>train_PPV= 0.9466519047033255</text:p>
            <text:p>train_NPV = 0.975511807586538</text:p>
            <text:p>cm = [[23086   561]</text:p>
            <text:p> [ 1301 22348]]</text:p>
            <text:p/>
            <text:p>val_acc = 0.9334077</text:p>
            <text:p>val_AUC = 0.8867510344865737</text:p>
            <text:p>val_TPR = 0.8204225352112676</text:p>
            <text:p>val_TNR = 0.9397093479968578</text:p>
            <text:p>val_PPV = 0.43148148148148147</text:p>
            <text:p>val_NPV = 0.989454094292804</text:p>
            <text:p>cm = [[ 233   51]</text:p>
            <text:p> [ 307 4785]]</text:p>
            <text:p/>
            <text:p>test_acc = 0.93005955</text:p>
            <text:p>test_AUC = 0.9087639815799624</text:p>
            <text:p>test_TPR = 0.8470149253731343</text:p>
            <text:p>test_TNR = 0.9344166014095536</text:p>
            <text:p>test_PPV = 0.40391459074733094</text:p>
            <text:p>test_NPV = 0.9914831740756128</text:p>
            <text:p>cm = [[ 227   41]</text:p>
            <text:p> [ 335 4773]]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enet_generator_categ_ros</text:p>
          </table:table-cell>
          <table:table-cell table:style-name="Default"/>
          <table:table-cell office:value-type="string" calcext:value-type="string">
            <text:p>augment or not with ros = True</text:p>
            <text:p>elaspsed time = 17267.918276309967</text:p>
            <text:p>test_scores = </text:p>
            <text:p>['loss', 'tp', 'fp', 'tn', 'fn', 'accuracy', 'precision', 'recall', 'auc'] = [0.2569106030610523, 5058.0, 318.0, 5058.0, 318.0, 0.94084823, 0.94084823, 0.94084823, 0.987782]</text:p>
            <text:p>train_acc = 0.9676717</text:p>
            <text:p>train_AUC = 0.9857345641960931</text:p>
            <text:p>train_TPR = 0.996617193115988</text:p>
            <text:p>train_TNR = 0.9420222438364274</text:p>
            <text:p>train_PPV= 0.945028067361668</text:p>
            <text:p>train_NPV = 0.9964215423152621</text:p>
            <text:p>cm = [[23569    80]</text:p>
            <text:p> [ 1371 22276]]</text:p>
            <text:p/>
            <text:p>val_acc = 0.94084823</text:p>
            <text:p>val_AUC = 0.9107656791100096</text:p>
            <text:p>val_TPR = 0.8485915492957746</text:p>
            <text:p>val_TNR = 0.9459937156323645</text:p>
            <text:p>val_PPV = 0.46705426356589147</text:p>
            <text:p>val_NPV = 0.9911522633744856</text:p>
            <text:p>cm = [[ 241   43]</text:p>
            <text:p> [ 275 4817]]</text:p>
            <text:p/>
            <text:p>test_acc = 0.94084823</text:p>
            <text:p>test_AUC = 0.9239936427087984</text:p>
            <text:p>test_TPR = 0.8838951310861424</text:p>
            <text:p>test_TNR = 0.9438246232139362</text:p>
            <text:p>test_PPV = 0.45124282982791586</text:p>
            <text:p>test_NPV = 0.9936121986400165</text:p>
            <text:p>cm = [[ 236   31]</text:p>
            <text:p> [ 287 4822]]</text:p>
            <text:p/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lr_generator_categ_valloss_ros</text:p>
          </table:table-cell>
          <table:table-cell table:style-name="Default"/>
          <table:table-cell office:value-type="string" calcext:value-type="string">
            <text:p>augment or not with ros = True</text:p>
            <text:p>elaspsed time = 1565.3608458042145</text:p>
            <text:p>test_scores = </text:p>
            <text:p>['loss', 'tp', 'fp', 'tn', 'fn', 'accuracy', 'precision', 'recall', 'auc'] = [0.32360305579467896, 4999.0, 377.0, 4999.0, 377.0, 0.9298735, 0.9298735, 0.9298735, 0.9655224]</text:p>
            <text:p>train_acc = 0.96107495</text:p>
            <text:p>train_AUC = 0.9756096611059641</text:p>
            <text:p>train_TPR = 0.9804228329809725</text:p>
            <text:p>train_TNR = 0.9450224139389326</text:p>
            <text:p>train_PPV= 0.9469106056274758</text:p>
            <text:p>train_NPV = 0.9797009952211846</text:p>
            <text:p>cm = [[23187   463]</text:p>
            <text:p> [ 1300 22346]]</text:p>
            <text:p/>
            <text:p>val_acc = 0.93359375</text:p>
            <text:p>val_AUC = 0.8854822924527976</text:p>
            <text:p>val_TPR = 0.8421052631578947</text:p>
            <text:p>val_TNR = 0.9387153800824986</text:p>
            <text:p>val_PPV = 0.43478260869565216</text:p>
            <text:p>val_NPV = 0.9906716417910447</text:p>
            <text:p>cm = [[ 240   45]</text:p>
            <text:p> [ 312 4779]]</text:p>
            <text:p/>
            <text:p>test_acc = 0.9298735</text:p>
            <text:p>test_AUC = 0.9089885670197095</text:p>
            <text:p>test_TPR = 0.8566037735849057</text:p>
            <text:p>test_TNR = 0.933672471140677</text:p>
            <text:p>test_PPV = 0.4010600706713781</text:p>
            <text:p>test_NPV = 0.9920997920997922</text:p>
            <text:p>cm = [[ 227   38]</text:p>
            <text:p> [ 339 4772]]</text:p>
            <text:p/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enet_generator_categ_valloss_ros</text:p>
          </table:table-cell>
          <table:table-cell table:style-name="Default"/>
          <table:table-cell office:value-type="string" calcext:value-type="string">
            <text:p>augment or not with ros = True</text:p>
            <text:p>elaspsed time = 16416.355932712555</text:p>
            <text:p>test_scores = </text:p>
            <text:p>['loss', 'tp', 'fp', 'tn', 'fn', 'accuracy', 'precision', 'recall', 'auc'] = [0.3129051280917511, 5055.0, 321.0, 5055.0, 321.0, 0.94029015, 0.94029015, 0.94029015, 0.9866365]</text:p>
            <text:p>train_acc = 0.9674814</text:p>
            <text:p>train_AUC = 0.9836590503895886</text:p>
            <text:p>train_TPR = 0.9942912719891746</text:p>
            <text:p>train_TNR = 0.9427012855209743</text:p>
            <text:p>train_PPV= 0.9455123049702429</text:p>
            <text:p>train_NPV = 0.9939807383627608</text:p>
            <text:p>cm = [[23513   135]</text:p>
            <text:p> [ 1355 22293]]</text:p>
            <text:p/>
            <text:p>val_acc = 0.9423363</text:p>
            <text:p>val_AUC = 0.9081607921290509</text:p>
            <text:p>val_TPR = 0.852112676056338</text:p>
            <text:p>val_TNR = 0.9473684210526315</text:p>
            <text:p>val_PPV = 0.4745098039215686</text:p>
            <text:p>val_NPV = 0.9913686806411838</text:p>
            <text:p>cm = [[ 242   42]</text:p>
            <text:p> [ 268 4824]]</text:p>
            <text:p/>
            <text:p>test_acc = 0.94029015</text:p>
            <text:p>test_AUC = 0.9239861859179055</text:p>
            <text:p>test_TPR = 0.8867924528301887</text:p>
            <text:p>test_TNR = 0.9430639796517316</text:p>
            <text:p>test_PPV = 0.4467680608365019</text:p>
            <text:p>test_NPV = 0.9938144329896907</text:p>
            <text:p>cm = [[ 235   30]</text:p>
            <text:p> [ 291 4820]]</text:p>
          </table:table-cell>
          <table:table-cell table:number-columns-repeated="1021"/>
        </table:table-row>
        <table:table-row table:style-name="ro7">
          <table:table-cell table:style-name="ce2" office:value-type="string" calcext:value-type="string">
            <text:p>lenet_generator_categ_valloss_4x200_ros</text:p>
          </table:table-cell>
          <table:table-cell table:style-name="Default"/>
          <table:table-cell office:value-type="string" calcext:value-type="string">
            <text:p>elaspsed time = 13714.512005329132</text:p>
            <text:p>test_scores = </text:p>
            <text:p>['loss', 'tp', 'fp', 'tn', 'fn', 'accuracy', 'precision', 'recall', 'auc'] = [0.4652449697965667, 5050.0, 326.0, 5050.0, 326.0, 0.93936014, 0.93936014, 0.93936014, 0.98520124]</text:p>
            <text:p>train_acc = 0.96403503</text:p>
            <text:p>train_AUC = 0.9769206120067296</text:p>
            <text:p>train_TPR = 0.9860882066895006</text:p>
            <text:p>train_TNR = 0.9432909037087157</text:p>
            <text:p>train_PPV= 0.9456226430396172</text:p>
            <text:p>train_NPV = 0.9854649878506737</text:p>
            <text:p>cm = [[23320   329]</text:p>
            <text:p> [ 1341 22306]]</text:p>
            <text:p/>
            <text:p>val_acc = 0.9432664</text:p>
            <text:p>val_AUC = 0.907164283108761</text:p>
            <text:p>val_TPR = 0.8439716312056738</text:p>
            <text:p>val_TNR = 0.9487632508833922</text:p>
            <text:p>val_PPV = 0.47695390781563124</text:p>
            <text:p>val_NPV = 0.9909780602829609</text:p>
            <text:p>cm = [[ 238   44]</text:p>
            <text:p> [ 261 4833]]</text:p>
            <text:p/>
            <text:p>test_acc = 0.93936014</text:p>
            <text:p>test_AUC = 0.9210098086627807</text:p>
            <text:p>test_TPR = 0.8641509433962264</text:p>
            <text:p>test_TNR = 0.9432596360790452</text:p>
            <text:p>test_PPV = 0.441233140655106</text:p>
            <text:p>test_NPV = 0.9925880172946263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lenet_generator_categ_valloss_4x3_ros</text:p>
          </table:table-cell>
          <table:table-cell/>
          <table:table-cell office:value-type="string" calcext:value-type="string">
            <text:p>augment or not with ros = True</text:p>
            <text:p>elaspsed time = 4998.5755388736725</text:p>
            <text:p>test_scores = </text:p>
            <text:p>['loss', 'tp', 'fp', 'tn', 'fn', 'accuracy', 'precision', 'recall', 'auc'] = [0.32887620462792083, 5055.0, 321.0, 5055.0, 321.0, 0.94029015, 0.94029015, 0.94029015, 0.9864507]</text:p>
            <text:p>train_acc = 0.9672911</text:p>
            <text:p>train_AUC = 0.9819517114578868</text:p>
            <text:p>train_TPR = 0.9898097251585624</text:p>
            <text:p>train_TNR = 0.9434153768079168</text:p>
            <text:p>train_PPV= 0.9459328403442842</text:p>
            <text:p>train_NPV = 0.9893121646192736</text:p>
            <text:p>cm = [[23409   241]</text:p>
            <text:p> [ 1338 22308]]</text:p>
            <text:p/>
            <text:p>val_acc = 0.94252235</text:p>
            <text:p>val_AUC = 0.9119403823858563</text:p>
            <text:p>val_TPR = 0.8515901060070671</text:p>
            <text:p>val_TNR = 0.9475751030826625</text:p>
            <text:p>val_PPV = 0.4744094488188976</text:p>
            <text:p>val_NPV = 0.9913722267871816</text:p>
            <text:p>cm = [[ 241   42]</text:p>
            <text:p> [ 267 4826]]</text:p>
            <text:p/>
            <text:p>test_acc = 0.94029015</text:p>
            <text:p>test_AUC = 0.9211163626278678</text:p>
            <text:p>test_TPR = 0.8810408921933085</text:p>
            <text:p>test_TNR = 0.9434110045036225</text:p>
            <text:p>test_PPV = 0.4505703422053232</text:p>
            <text:p>test_NPV = 0.9934020618556701</text:p>
            <text:p>cm = [[ 237   32]</text:p>
            <text:p> [ 289 4818]]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SVM </text:p>
            <text:p><text:span text:style-name="T1">clf = SVC(kernel = kernel, C = C, verbose = True,</text:span></text:p>
            <text:p><text:span text:style-name="T1"> Cache_size=1000, max_iter = 1000)</text:span></text:p>
          </table:table-cell>
          <table:table-cell office:value-type="string" calcext:value-type="string">
            <text:p>root@df9f391e35af:/dataIO# env PTVSD_LAUNCHER_PORT=45055 /usr/local/bin/python /root/.vscode-server/extensions/ms-python.python-2020.2.64397/pythonFiles/lib/python/new_ptvsd/no_wheels/ptvsd/launcher /dataIO/DL_STD_classif/svm.py </text:p>
            <text:p>/usr/local/lib/python3.6/dist-packages/sklearn/externals/joblib/__init__.py:15: FutureWarning: sklearn.externals.joblib is deprecated in 0.21 and will be removed in 0.23. Please import this functionality directly from joblib, which can be installed with: pip install joblib. If this warning is raised when loading pickled models, you may need to re-serialize those models with scikit-learn 0.21+.</text:p>
            <text:p>  warnings.warn(msg, category=FutureWarning)</text:p>
            <text:p>ros training dataset</text:p>
            <text:p>WARN: libsvm Solver reached max_iter</text:p>
            <text:p>optimization finished, #iter = 1000</text:p>
            <text:p>obj = -1473.606418, rho = 1.008733</text:p>
            <text:p>nSV = 1955, nBSV = 1464</text:p>
            <text:p>Total nSV = 1955</text:p>
            <text:p>/usr/local/lib/python3.6/dist-packages/sklearn/svm/_base.py:231: ConvergenceWarning: Solver terminated early (max_iter=1000).  Consider pre-processing your data with StandardScaler or MinMaxScaler.</text:p>
            <text:p>  % self.max_iter, ConvergenceWarning)</text:p>
            <text:p>[LibSVM]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lenet_drop_generator_categ_valloss_4x3_ros</text:p>
          </table:table-cell>
          <table:table-cell/>
          <table:table-cell office:value-type="string" calcext:value-type="string">
            <text:p>augment or not with ros = True</text:p>
            <text:p>elaspsed time = 9242.11461520195</text:p>
            <text:p>test_scores = </text:p>
            <text:p>['loss', 'tp', 'fp', 'tn', 'fn', 'accuracy', 'precision', 'recall', 'auc'] = [0.30131306553772164, 5020.0, 324.0, 5020.0, 324.0, 0.9393712, 0.9393712, 0.9393712, 0.9868499]</text:p>
            <text:p>train_acc = 0.9691094</text:p>
            <text:p>train_AUC = 0.9879899251236218</text:p>
            <text:p>train_TPR = 1.0</text:p>
            <text:p>train_TNR = 0.9414749661705006</text:p>
            <text:p>train_PPV= 0.944710770214126</text:p>
            <text:p>train_NPV = 1.0</text:p>
            <text:p>cm = [[23648     0]</text:p>
            <text:p> [ 1384 22264]]</text:p>
            <text:p/>
            <text:p>val_acc = 0.9423653</text:p>
            <text:p>val_AUC = 0.9057073494343895</text:p>
            <text:p>val_TPR = 0.8546099290780141</text:p>
            <text:p>val_TNR = 0.9472540497826946</text:p>
            <text:p>val_PPV = 0.4744094488188976</text:p>
            <text:p>val_NPV = 0.9915219189412737</text:p>
            <text:p>cm = [[ 241   41]</text:p>
            <text:p> [ 267 4795]]</text:p>
            <text:p/>
            <text:p>test_acc = 0.9393712</text:p>
            <text:p>test_AUC = 0.9239963708996792</text:p>
            <text:p>test_TPR = 0.8872180451127819</text:p>
            <text:p>test_TNR = 0.942103190232375</text:p>
            <text:p>test_PPV = 0.44528301886792454</text:p>
            <text:p>test_NPV = 0.9937681761528874</text:p>
            <text:p>cm = [[ 236   30]</text:p>
            <text:p> [ 294 4784]]</text:p>
          </table:table-cell>
          <table:table-cell table:number-columns-repeated="1021"/>
        </table:table-row>
        <table:table-row table:style-name="ro9">
          <table:table-cell table:style-name="ce2" office:value-type="string" calcext:value-type="string">
            <text:p>mlr_generator_categ_VAVp_ros</text:p>
          </table:table-cell>
          <table:table-cell/>
          <table:table-cell office:value-type="string" calcext:value-type="string">
            <text:p>augment or not with ros = True</text:p>
            <text:p>elaspsed time = 17359.395965337753</text:p>
            <text:p>test_scores = </text:p>
            <text:p>['loss', 'tp', 'fp', 'tn', 'fn', 'accuracy', 'precision', 'recall', 'auc'] = [0.3933207541704178, 4855.0, 489.0, 4855.0, 489.0, 0.9084955, 0.9084955, 0.9084955, 0.9566388]</text:p>
            <text:p>train_acc = 0.94122124</text:p>
            <text:p>train_AUC = 0.9779345085719016</text:p>
            <text:p>train_TPR = 0.9597445980802571</text:p>
            <text:p>train_TNR = 0.924049562312344</text:p>
            <text:p>train_PPV= 0.9266729269587229</text:p>
            <text:p>train_NPV = 0.9582511073104416</text:p>
            <text:p>cm = [[22697   952]</text:p>
            <text:p> [ 1796 21851]]</text:p>
            <text:p/>
            <text:p>val_acc = 0.90306884</text:p>
            <text:p>val_AUC = 0.9013510437677996</text:p>
            <text:p>val_TPR = 0.8162544169611308</text:p>
            <text:p>val_TNR = 0.9079233353092274</text:p>
            <text:p>val_PPV = 0.3314203730272597</text:p>
            <text:p>val_NPV = 0.9888099849365182</text:p>
            <text:p>cm = [[ 231   52]</text:p>
            <text:p> [ 466 4595]]</text:p>
            <text:p/>
            <text:p>test_acc = 0.9084955</text:p>
            <text:p>test_AUC = 0.9132515686121543</text:p>
            <text:p>test_TPR = 0.8226415094339623</text:p>
            <text:p>test_TNR = 0.9129749950777712</text:p>
            <text:p>test_PPV = 0.3303030303030303</text:p>
            <text:p>test_NPV = 0.9899658411614005</text:p>
            <text:p>cm = [[ 218   47]</text:p>
            <text:p> [ 442 4637]]</text:p>
            <text:p/>
            <text:p>Model: "model"</text:p>
            <text:p>_________________________________________________________________</text:p>
            <text:p>Layer (type)                 Output Shape              Param #   </text:p>
            <text:p>=================================================================</text:p>
            <text:p>input_1 (InputLayer)         [(None, 2500)]            0         </text:p>
            <text:p>_________________________________________________________________</text:p>
            <text:p>flatten (Flatten)            (None, 2500)              0         </text:p>
            <text:p>_________________________________________________________________</text:p>
            <text:p>dense (Dense)                (None, 2)                 5002      </text:p>
            <text:p>=================================================================</text:p>
            <text:p>Total params: 5,002</text:p>
            <text:p>Trainable params: 5,002</text:p>
            <text:p>Non-trainable params: 0</text:p>
            <text:p>_________________________________________________________________</text:p>
            <text:p>Done.</text:p>
            <text:p/>
          </table:table-cell>
          <table:table-cell table:number-columns-repeated="1021"/>
        </table:table-row>
        <table:table-row table:style-name="ro6">
          <table:table-cell table:style-name="ce2" office:value-type="string" calcext:value-type="string">
            <text:p>cnn_1D_generator_categ_VAVp_ros</text:p>
          </table:table-cell>
          <table:table-cell/>
          <table:table-cell office:value-type="string" calcext:value-type="string">
            <text:p>augment or not with ros = True</text:p>
            <text:p>elaspsed time = 2378.395753622055</text:p>
            <text:p>test_scores = </text:p>
            <text:p>['loss', 'tp', 'fp', 'tn', 'fn', 'accuracy', 'precision', 'recall', 'auc'] = [0.4956175403078338, 4900.0, 444.0, 4900.0, 444.0, 0.9169162, 0.9169162, 0.9169162, 0.959264]</text:p>
            <text:p>train_acc = 0.9536536</text:p>
            <text:p>train_AUC = 0.9763916657606406</text:p>
            <text:p>train_TPR = 0.9761491944009811</text:p>
            <text:p>train_TNR = 0.9334855596431139</text:p>
            <text:p>train_PPV= 0.9362021414665801</text:p>
            <text:p>train_NPV = 0.9750883392226148</text:p>
            <text:p>cm = [[23083   564]</text:p>
            <text:p> [ 1573 22076]]</text:p>
            <text:p/>
            <text:p>val_acc = 0.91747755</text:p>
            <text:p>val_AUC = 0.9050130806981678</text:p>
            <text:p>val_TPR = 0.8445229681978799</text:p>
            <text:p>val_TNR = 0.9215570045445564</text:p>
            <text:p>val_PPV = 0.3757861635220126</text:p>
            <text:p>val_NPV = 0.9906542056074766</text:p>
            <text:p>cm = [[ 239   44]</text:p>
            <text:p> [ 397 4664]]</text:p>
            <text:p/>
            <text:p>test_acc = 0.9169162</text:p>
            <text:p>test_AUC = 0.9168531541270567</text:p>
            <text:p>test_TPR = 0.8641509433962264</text:p>
            <text:p>test_TNR = 0.919669226225635</text:p>
            <text:p>test_PPV = 0.35949764521193095</text:p>
            <text:p>test_NPV = 0.9923518164435946</text:p>
            <text:p>cm = [[ 229   36]</text:p>
            <text:p> [ 408 4671]]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pca_svm_linear_C1_5fold_ros</text:p>
          </table:table-cell>
          <table:table-cell office:value-type="string" calcext:value-type="string">
            <text:p>explained var = 95%</text:p>
          </table:table-cell>
          <table:table-cell office:value-type="string" calcext:value-type="string">
            <text:p>mean_test_acc = 0.791872197309417</text:p>
            <text:p>mean_test_AUC = 0.6706130248126476</text:p>
            <text:p>mean_test_TPR = 0.535669970925574</text:p>
            <text:p>mean_test_TNR = 0.805556078699721</text:p>
            <text:p>mean_test_PPV = 0.12842424784089168</text:p>
            <text:p>mean_test_NPV = 0.9701441276713503</text:p>
            <text:p>mean_test_F1 = 0.20707421184808777</text:p>
            <text:p>stddev_test_acc = 0.010716544745183179</text:p>
            <text:p>stddev_test_AUC = 0.016927387944838185</text:p>
            <text:p>stddev_test_TPR = 0.036444267083510715</text:p>
            <text:p>stddev_test_TNR = 0.011865287011819143</text:p>
            <text:p>stddev_test_PPV = 0.007931737104186185</text:p>
            <text:p>stddev_test_NPV = 0.002171252939370776</text:p>
            <text:p>stddev_test_F1 = 0.012214069230606927</text:p>
          </table:table-cell>
          <table:table-cell table:number-columns-repeated="1021"/>
        </table:table-row>
        <table:table-row table:style-name="ro11">
          <table:table-cell table:style-name="ce2" office:value-type="string" calcext:value-type="string">
            <text:p>pca_svm_rbf_C1_5fold_ros</text:p>
          </table:table-cell>
          <table:table-cell office:value-type="string" calcext:value-type="string">
            <text:p>explained var = 95%</text:p>
          </table:table-cell>
          <table:table-cell office:value-type="string" calcext:value-type="string">
            <text:p>mean_r = 301.4</text:p>
            <text:p>stddev_r = 21.05801510114379</text:p>
            <text:p>mean_test_acc = 0.8372757847533633</text:p>
            <text:p>mean_test_AUC = 0.7329844205133049</text:p>
            <text:p>mean_test_TPR = 0.6169242157154523</text:p>
            <text:p>mean_test_TNR = 0.8490446253111579</text:p>
            <text:p>mean_test_PPV = 0.1795255463835581</text:p>
            <text:p>mean_test_NPV = 0.9764841779271094</text:p>
            <text:p>mean_test_F1 = 0.27790417331854445</text:p>
            <text:p>stddev_test_acc = 0.00965786191079836</text:p>
            <text:p>stddev_test_AUC = 0.012317584307774966</text:p>
            <text:p>stddev_test_TPR = 0.030597881749456254</text:p>
            <text:p>stddev_test_TNR = 0.011180671106722925</text:p>
            <text:p>stddev_test_PPV = 0.008066351799994839</text:p>
            <text:p>stddev_test_NPV = 0.0016646125515922872</text:p>
            <text:p>stddev_test_F1 = 0.01016060685254764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cnn_1D_5fold_ros_VAVp</text:p>
          </table:table-cell>
          <table:table-cell office:value-type="string" calcext:value-type="string">
            <text:p>VAVp</text:p>
          </table:table-cell>
          <table:table-cell office:value-type="string" calcext:value-type="string">
            <text:p>mean_test_acc = 0.90280277</text:p>
            <text:p>mean_test_AUC = 0.8908236758462742</text:p>
            <text:p>mean_test_TPR = 0.8175438596491229</text:p>
            <text:p>mean_test_TNR = 0.907353563067596</text:p>
            <text:p>mean_test_PPV = 0.3212142641037184</text:p>
            <text:p>mean_test_NPV = 0.9893811696987956</text:p>
            <text:p>mean_test_F1 = 0.4609004467042439</text:p>
            <text:p>stddev_test_acc = 0.006799987</text:p>
            <text:p>stddev_test_AUC = 0.00985398893929806</text:p>
            <text:p>stddev_test_TPR = 0.015734915951761092</text:p>
            <text:p>stddev_test_TNR = 0.0076570085417546705</text:p>
            <text:p>stddev_test_PPV = 0.015350147417670011</text:p>
            <text:p>stddev_test_NPV = 0.0008319117236331665</text:p>
            <text:p>stddev_test_F1 = 0.015005662813674424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lenet_5fold_4x200_ros</text:p>
          </table:table-cell>
          <table:table-cell/>
          <table:table-cell office:value-type="string" calcext:value-type="string">
            <text:p>mean_test_acc = 0.93769616</text:p>
            <text:p>mean_test_AUC = 0.9293345106822196</text:p>
            <text:p>mean_test_TPR = 0.88114783545176</text:p>
            <text:p>mean_test_TNR = 0.9407165966214045</text:p>
            <text:p>mean_test_PPV = 0.4430466392708404</text:p>
            <text:p>mean_test_NPV = 0.9932996362869169</text:p>
            <text:p>mean_test_F1 = 0.5894203861259654</text:p>
            <text:p>stddev_test_acc = 0.0035887538</text:p>
            <text:p>stddev_test_AUC = 0.008907328911322426</text:p>
            <text:p>stddev_test_TPR = 0.018738408323920784</text:p>
            <text:p>stddev_test_TNR = 0.0038896342275506865</text:p>
            <text:p>Stddev_test_PPV = 0.015896416858016602</text:p>
            <text:p>stddev_test_NPV = 0.00104177002681156</text:p>
            <text:p>stddev_test_F1 = 0.015315754532464436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lenet_5fold_ros_4x300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mean_test_acc = 0.9400504</text:p>
            <text:p>mean_test_AUC = 0.9287619050210075</text:p>
            <text:p>mean_test_TPR = 0.8794873160229173</text:p>
            <text:p>mean_test_TNR = 0.9432849843312019</text:p>
            <text:p>mean_test_PPV = 0.45308392368082784</text:p>
            <text:p>mean_test_NPV = 0.9932242495056733</text:p>
            <text:p>mean_test_F1 = 0.5980115462344958</text:p>
            <text:p>stddev_test_acc = 0.0017889049</text:p>
            <text:p>stddev_test_AUC = 0.009440053699646865</text:p>
            <text:p>stddev_test_TPR = 0.018386306819392753</text:p>
            <text:p>stddev_test_TNR = 0.0016680165368394176</text:p>
            <text:p>stddev_test_PPV = 0.00914746082509097</text:p>
            <text:p>stddev_test_NPV = 0.0010246499318619488</text:p>
            <text:p>stddev_test_F1 = 0.01089491754783001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mlr_5fold_ros_VAVp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mean_test_acc = 0.8882847</text:p>
            <text:p>mean_test_AUC = 0.8912527658357565</text:p>
            <text:p>mean_test_TPR = 0.8070694352235528</text:p>
            <text:p>mean_test_TNR = 0.8926219071492353</text:p>
            <text:p>mean_test_PPV = 0.2869848498592041</text:p>
            <text:p>mean_test_NPV = 0.9885848737309548</text:p>
            <text:p>mean_test_F1 = 0.4232839286797154</text:p>
            <text:p>stddev_test_acc = 0.006329003</text:p>
            <text:p>stddev_test_AUC = 0.009858582781727581</text:p>
            <text:p>stddev_test_TPR = 0.013206094155083798</text:p>
            <text:p>stddev_test_TNR = 0.0061534850997318445</text:p>
            <text:p>stddev_test_PPV = 0.01479051425421001</text:p>
            <text:p>stddev_test_NPV = 0.0008235378257281261</text:p>
            <text:p>stddev_test_F1 = 0.017465820732209966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mlr_5folds_f16_ros_BINimg OPTIM</text:p>
          </table:table-cell>
          <table:table-cell office:value-type="string" calcext:value-type="string">
            <text:p>ifes OPTIM generators</text:p>
          </table:table-cell>
          <table:table-cell table:style-name="ce17" office:value-type="string" calcext:value-type="string">
            <text:p><text:span text:style-name="T3">mean_test_acc = 0.8737389</text:span></text:p>
            <text:p><text:span text:style-name="T3">mean_test_AUC = 0.9139461112247235</text:span></text:p>
            <text:p><text:span text:style-name="T3">mean_test_TPR = 0.8529831146901593</text:span></text:p>
            <text:p><text:span text:style-name="T3">mean_test_TNR = 0.8748472699947023</text:span></text:p>
            <text:p><text:span text:style-name="T3">mean_test_PPV = 0.3985819001730801</text:span></text:p>
            <text:p><text:span text:style-name="T3">mean_test_NPV = 0.9913378308421912</text:span></text:p>
            <text:p><text:span text:style-name="T3">mean_test_F1 = 0.5174944934040095</text:span></text:p>
            <text:p><text:span text:style-name="T3">stddev_test_acc = 0.13906501</text:span></text:p>
            <text:p><text:span text:style-name="T3">stddev_test_AUC = 0.017629176344998745</text:span></text:p>
            <text:p><text:span text:style-name="T3">stddev_test_TPR = 0.06543203480872456</text:span></text:p>
            <text:p><text:span text:style-name="T3">stddev_test_TNR = 0.148718684120828</text:span></text:p>
            <text:p><text:span text:style-name="T3">stddev_test_PPV = 0.15084205180750992</text:span></text:p>
            <text:p><text:span text:style-name="T3">stddev_test_NPV = 0.00303320721484231</text:span></text:p>
            <text:p><text:span text:style-name="T3">stddev_test_F1 = 0.16530143766411923</text:span></text:p>
          </table:table-cell>
          <table:table-cell table:number-columns-repeated="1021"/>
        </table:table-row>
        <table:table-row table:style-name="ro10">
          <table:table-cell table:style-name="ce2" office:value-type="string" calcext:value-type="string">
            <text:p>lenet_5folds_f16_ros_BINimg OPTIM</text:p>
          </table:table-cell>
          <table:table-cell office:value-type="string" calcext:value-type="string">
            <text:p>ifes OPTIM generators</text:p>
          </table:table-cell>
          <table:table-cell office:value-type="string" calcext:value-type="string">
            <text:p>mean_test_acc = 0.9399103</text:p>
            <text:p>mean_test_AUC = 0.911879465565874</text:p>
            <text:p>mean_test_TPR = 0.88004132421128</text:p>
            <text:p>mean_test_TNR = 0.9431078974307644</text:p>
            <text:p>mean_test_PPV = 0.45256446678769047</text:p>
            <text:p>mean_test_NPV = 0.9932534839033906</text:p>
            <text:p>mean_test_F1 = 0.5976662985974401</text:p>
            <text:p>stddev_test_acc = 0.0023186144</text:p>
            <text:p>stddev_test_AUC = 0.014145121277847277</text:p>
            <text:p>stddev_test_TPR = 0.017091436379643804</text:p>
            <text:p>stddev_test_TNR = 0.002216596698256347</text:p>
            <text:p>stddev_test_PPV = 0.01151633572688155</text:p>
            <text:p>stddev_test_NPV = 0.0009540172285965578</text:p>
            <text:p>stddev_test_F1 = 0.012473390034705684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" table:number-rows-spanned="2">
            <text:p>Model</text:p>
          </table:table-cell>
          <table:table-cell table:style-name="ce3" office:value-type="string" calcext:value-type="string" table:number-columns-spanned="1" table:number-rows-spanned="2">
            <text:p>Settings </text:p>
          </table:table-cell>
          <table:table-cell table:style-name="ce3" office:value-type="string" calcext:value-type="string" table:number-columns-spanned="6" table:number-rows-spanned="1">
            <text:p>Test scores </text:p>
          </table:table-cell>
          <table:covered-table-cell table:style-name="ce3"/>
          <table:covered-table-cell table:style-name="ce24"/>
          <table:covered-table-cell table:style-name="ce3"/>
          <table:covered-table-cell table:style-name="ce24"/>
          <table:covered-table-cell table:style-name="ce3"/>
          <table:table-cell table:style-name="ce3" office:value-type="string" calcext:value-type="string" table:number-columns-spanned="1" table:number-rows-spanned="2">
            <text:p>F1 -score</text:p>
          </table:table-cell>
          <table:table-cell table:style-name="ce3" office:value-type="string" calcext:value-type="string" table:number-columns-spanned="1" table:number-rows-spanned="2">
            <text:p>Train Time(s)</text:p>
          </table:table-cell>
          <table:table-cell table:style-name="ce26"/>
          <table:table-cell table:style-name="ce3" office:value-type="string" calcext:value-type="string" table:number-columns-spanned="1" table:number-rows-spanned="2">
            <text:p>Nb_epochs</text:p>
          </table:table-cell>
          <table:table-cell table:style-name="ce3" office:value-type="string" calcext:value-type="string" table:number-columns-spanned="1" table:number-rows-spanned="2">
            <text:p>Nb_train </text:p>
            <text:p>Param </text:p>
          </table:table-cell>
          <table:table-cell table:style-name="ce3" table:number-columns-repeated="1011"/>
        </table:table-row>
        <table:table-row table:style-name="ro1">
          <table:covered-table-cell table:number-columns-repeated="2" table:style-name="ce4"/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AUC</text:p>
          </table:table-cell>
          <table:table-cell table:style-name="ce3" office:value-type="string" calcext:value-type="string">
            <text:p>TPR</text:p>
          </table:table-cell>
          <table:table-cell table:style-name="ce3" office:value-type="string" calcext:value-type="string">
            <text:p>TNR</text:p>
          </table:table-cell>
          <table:table-cell table:style-name="ce3" office:value-type="string" calcext:value-type="string">
            <text:p>PPV</text:p>
          </table:table-cell>
          <table:table-cell table:style-name="ce3" office:value-type="string" calcext:value-type="string">
            <text:p>NPV</text:p>
          </table:table-cell>
          <table:covered-table-cell table:style-name="ce3"/>
          <table:covered-table-cell table:style-name="ce26"/>
          <table:table-cell table:style-name="ce26"/>
          <table:covered-table-cell table:number-columns-repeated="2" table:style-name="ce26"/>
          <table:table-cell table:style-name="ce26" table:number-columns-repeated="1011"/>
        </table:table-row>
        <table:table-row table:style-name="ro12">
          <table:table-cell table:style-name="ce5" office:value-type="string" calcext:value-type="string">
            <text:p>mlr_generator_categ_ros</text:p>
          </table:table-cell>
          <table:table-cell table:style-name="ce6" office:value-type="string" calcext:value-type="string">
            <text:p>val_AUC, categ loss</text:p>
          </table:table-cell>
          <table:table-cell table:style-name="ce18" office:value-type="float" office:value="0.93" calcext:value-type="float">
            <text:p>0.93</text:p>
          </table:table-cell>
          <table:table-cell table:style-name="ce19" office:value-type="float" office:value="0.908" calcext:value-type="float">
            <text:p>0.908</text:p>
          </table:table-cell>
          <table:table-cell table:style-name="ce19" office:value-type="float" office:value="0.847" calcext:value-type="float">
            <text:p>0.847</text:p>
          </table:table-cell>
          <table:table-cell table:style-name="ce19" office:value-type="float" office:value="0.934" calcext:value-type="float">
            <text:p>0.934</text:p>
          </table:table-cell>
          <table:table-cell table:style-name="ce19" office:value-type="float" office:value="0.403" calcext:value-type="float">
            <text:p>0.403</text:p>
          </table:table-cell>
          <table:table-cell table:style-name="ce19" office:value-type="float" office:value="0.991" calcext:value-type="float">
            <text:p>0.991</text:p>
          </table:table-cell>
          <table:table-cell table:style-name="ce19" office:value-type="float" office:value="0.546" calcext:value-type="float">
            <text:p>0.546</text:p>
          </table:table-cell>
          <table:table-cell table:style-name="ce19" office:value-type="float" office:value="1004" calcext:value-type="float">
            <text:p>1004</text:p>
          </table:table-cell>
          <table:table-cell table:style-name="ce27" office:value-type="string" calcext:value-type="string">
            <text:p>16 min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60002" calcext:value-type="float">
            <text:p>60002</text:p>
          </table:table-cell>
          <table:table-cell table:style-name="ce18" table:number-columns-repeated="1011"/>
        </table:table-row>
        <table:table-row table:style-name="ro1">
          <table:table-cell table:style-name="ce6" office:value-type="string" calcext:value-type="string">
            <text:p>lenet_generator_categ_ros</text:p>
          </table:table-cell>
          <table:table-cell table:style-name="ce5" office:value-type="string" calcext:value-type="string">
            <text:p>val_loss, categ loss, 4x300</text:p>
          </table:table-cell>
          <table:table-cell table:style-name="ce19" office:value-type="float" office:value="0.94" calcext:value-type="float">
            <text:p>0.94</text:p>
          </table:table-cell>
          <table:table-cell table:style-name="ce18" office:value-type="float" office:value="0.923" calcext:value-type="float">
            <text:p>0.923</text:p>
          </table:table-cell>
          <table:table-cell table:style-name="ce19" office:value-type="float" office:value="0.883" calcext:value-type="float">
            <text:p>0.883</text:p>
          </table:table-cell>
          <table:table-cell table:style-name="ce19" office:value-type="float" office:value="0.943" calcext:value-type="float">
            <text:p>0.943</text:p>
          </table:table-cell>
          <table:table-cell table:style-name="ce19" office:value-type="float" office:value="0.451" calcext:value-type="float">
            <text:p>0.451</text:p>
          </table:table-cell>
          <table:table-cell table:style-name="ce19" office:value-type="float" office:value="0.993" calcext:value-type="float">
            <text:p>0.993</text:p>
          </table:table-cell>
          <table:table-cell table:style-name="ce19" office:value-type="float" office:value="0.597" calcext:value-type="float">
            <text:p>0.597</text:p>
          </table:table-cell>
          <table:table-cell table:style-name="ce19" office:value-type="float" office:value="17267" calcext:value-type="float">
            <text:p>17267</text:p>
          </table:table-cell>
          <table:table-cell table:style-name="ce27" office:value-type="string" calcext:value-type="string">
            <text:p>4 h 47 min 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75922" calcext:value-type="float">
            <text:p>1175922</text:p>
          </table:table-cell>
          <table:table-cell table:style-name="ce18" table:number-columns-repeated="1011"/>
        </table:table-row>
        <table:table-row table:style-name="ro1">
          <table:table-cell table:style-name="ce7" office:value-type="string" calcext:value-type="string">
            <text:p>mlr_generator_categ_valloss_ros</text:p>
          </table:table-cell>
          <table:table-cell table:style-name="ce15" office:value-type="string" calcext:value-type="string">
            <text:p>val_loss, categ loss</text:p>
          </table:table-cell>
          <table:table-cell table:style-name="ce20" office:value-type="float" office:value="0.929" calcext:value-type="float">
            <text:p>0.929</text:p>
          </table:table-cell>
          <table:table-cell table:style-name="ce20" office:value-type="float" office:value="0.908" calcext:value-type="float">
            <text:p>0.908</text:p>
          </table:table-cell>
          <table:table-cell table:style-name="ce20" office:value-type="float" office:value="0.856" calcext:value-type="float">
            <text:p>0.856</text:p>
          </table:table-cell>
          <table:table-cell table:style-name="ce20" office:value-type="float" office:value="0.933" calcext:value-type="float">
            <text:p>0.933</text:p>
          </table:table-cell>
          <table:table-cell table:style-name="ce20" office:value-type="float" office:value="0.401" calcext:value-type="float">
            <text:p>0.401</text:p>
          </table:table-cell>
          <table:table-cell table:style-name="ce20" office:value-type="float" office:value="0.992" calcext:value-type="float">
            <text:p>0.992</text:p>
          </table:table-cell>
          <table:table-cell table:style-name="ce20" office:value-type="float" office:value="0.546" calcext:value-type="float">
            <text:p>0.546</text:p>
          </table:table-cell>
          <table:table-cell table:style-name="ce20" office:value-type="float" office:value="1565" calcext:value-type="float">
            <text:p>1565</text:p>
          </table:table-cell>
          <table:table-cell table:style-name="ce28" office:value-type="string" calcext:value-type="string">
            <text:p>26 min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60002" calcext:value-type="float">
            <text:p>60002</text:p>
          </table:table-cell>
          <table:table-cell table:style-name="ce21" table:number-columns-repeated="1011"/>
        </table:table-row>
        <table:table-row table:style-name="ro13">
          <table:table-cell office:value-type="string" calcext:value-type="string">
            <text:p>lenet_generator_categ_valloss_ros</text:p>
          </table:table-cell>
          <table:table-cell table:style-name="ce14" office:value-type="string" calcext:value-type="string">
            <text:p>val_loss, categ loss, 4x300</text:p>
          </table:table-cell>
          <table:table-cell office:value-type="float" office:value="0.94" calcext:value-type="float">
            <text:p>0.94</text:p>
          </table:table-cell>
          <table:table-cell table:style-name="ce17" office:value-type="float" office:value="0.923" calcext:value-type="float">
            <text:p>0.923</text:p>
          </table:table-cell>
          <table:table-cell table:style-name="ce25" office:value-type="float" office:value="0.886" calcext:value-type="float">
            <text:p>0.886</text:p>
          </table:table-cell>
          <table:table-cell table:style-name="ce17" office:value-type="float" office:value="0.943" calcext:value-type="float">
            <text:p>0.943</text:p>
          </table:table-cell>
          <table:table-cell table:style-name="ce25" office:value-type="float" office:value="0.446" calcext:value-type="float">
            <text:p>0.446</text:p>
          </table:table-cell>
          <table:table-cell table:style-name="ce17" office:value-type="float" office:value="0.993" calcext:value-type="float">
            <text:p>0.993</text:p>
          </table:table-cell>
          <table:table-cell table:style-name="ce17" office:value-type="float" office:value="0.593" calcext:value-type="float">
            <text:p>0.593</text:p>
          </table:table-cell>
          <table:table-cell table:style-name="ce17" office:value-type="float" office:value="16416" calcext:value-type="float">
            <text:p>16416</text:p>
          </table:table-cell>
          <table:table-cell table:style-name="ce29" office:value-type="string" calcext:value-type="string">
            <text:p>4 h 33 min</text:p>
          </table:table-cell>
          <table:table-cell office:value-type="float" office:value="10" calcext:value-type="float">
            <text:p>10</text:p>
          </table:table-cell>
          <table:table-cell office:value-type="float" office:value="1175922" calcext:value-type="float">
            <text:p>11759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net_generator_categ_valloss_4x200_ros</text:p>
          </table:table-cell>
          <table:table-cell table:style-name="ce14" office:value-type="string" calcext:value-type="string">
            <text:p>val_loss, categ loss, 4x200</text:p>
          </table:table-cell>
          <table:table-cell table:style-name="ce17" office:value-type="float" office:value="0.939" calcext:value-type="float">
            <text:p>0.939</text:p>
          </table:table-cell>
          <table:table-cell table:style-name="ce17" office:value-type="float" office:value="0.921" calcext:value-type="float">
            <text:p>0.921</text:p>
          </table:table-cell>
          <table:table-cell table:style-name="ce25" office:value-type="float" office:value="0.864" calcext:value-type="float">
            <text:p>0.864</text:p>
          </table:table-cell>
          <table:table-cell table:style-name="ce17" office:value-type="float" office:value="0.943" calcext:value-type="float">
            <text:p>0.943</text:p>
          </table:table-cell>
          <table:table-cell table:style-name="ce25" office:value-type="float" office:value="0.441" calcext:value-type="float">
            <text:p>0.441</text:p>
          </table:table-cell>
          <table:table-cell table:style-name="ce17" office:value-type="float" office:value="0.992" calcext:value-type="float">
            <text:p>0.992</text:p>
          </table:table-cell>
          <table:table-cell table:style-name="ce17" office:value-type="float" office:value="0.583" calcext:value-type="float">
            <text:p>0.583</text:p>
          </table:table-cell>
          <table:table-cell table:style-name="ce17" office:value-type="float" office:value="13714" calcext:value-type="float">
            <text:p>13714</text:p>
          </table:table-cell>
          <table:table-cell table:style-name="ce30" office:value-type="string" calcext:value-type="string">
            <text:p>3 h 48 min </text:p>
          </table:table-cell>
          <table:table-cell office:value-type="float" office:value="10" calcext:value-type="float">
            <text:p>10</text:p>
          </table:table-cell>
          <table:table-cell office:value-type="float" office:value="1214322" calcext:value-type="float">
            <text:p>1214322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lenet_generator_categ_valloss_4x3_ros</text:p>
          </table:table-cell>
          <table:table-cell table:style-name="ce15" office:value-type="string" calcext:value-type="string">
            <text:p>val_loss, categ loss, 4x3</text:p>
          </table:table-cell>
          <table:table-cell table:style-name="ce21" office:value-type="float" office:value="0.94" calcext:value-type="float">
            <text:p>0.94</text:p>
          </table:table-cell>
          <table:table-cell table:style-name="ce20" office:value-type="float" office:value="0.921" calcext:value-type="float">
            <text:p>0.921</text:p>
          </table:table-cell>
          <table:table-cell table:style-name="ce20" office:value-type="float" office:value="0.881" calcext:value-type="float">
            <text:p>0.881</text:p>
          </table:table-cell>
          <table:table-cell table:style-name="ce20" office:value-type="float" office:value="0.943" calcext:value-type="float">
            <text:p>0.943</text:p>
          </table:table-cell>
          <table:table-cell table:style-name="ce20" office:value-type="float" office:value="0.45" calcext:value-type="float">
            <text:p>0.45</text:p>
          </table:table-cell>
          <table:table-cell table:style-name="ce20" office:value-type="float" office:value="0.993" calcext:value-type="float">
            <text:p>0.993</text:p>
          </table:table-cell>
          <table:table-cell table:style-name="ce20" office:value-type="float" office:value="0.595" calcext:value-type="float">
            <text:p>0.595</text:p>
          </table:table-cell>
          <table:table-cell table:style-name="ce21" office:value-type="float" office:value="4998" calcext:value-type="float">
            <text:p>4998</text:p>
          </table:table-cell>
          <table:table-cell table:style-name="ce28" office:value-type="string" calcext:value-type="string">
            <text:p>1 h 23 min 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89458" calcext:value-type="float">
            <text:p>1289458</text:p>
          </table:table-cell>
          <table:table-cell table:style-name="ce21" table:number-columns-repeated="1011"/>
        </table:table-row>
        <table:table-row table:style-name="ro14">
          <table:table-cell table:style-name="ce9" office:value-type="string" calcext:value-type="string">
            <text:p>SVM → runs for hours without ending </text:p>
            <text:p>Exists possibilities to set max_iter </text:p>
            <text:p>Or cache_size but not worth </text:p>
          </table:table-cell>
          <table:table-cell office:value-type="string" calcext:value-type="string">
            <text:p>may be impractical <text:span text:style-name="T2">beyond tens of thousands </text:span></text:p>
            <text:p><text:span text:style-name="T2">Of samples</text:span>.</text:p>
            <text:p>For large datasets consider using sklearn.svm.</text:p>
            <text:p>LinearSVC or sklearn.linear_model.SGDClassifier</text:p>
            <text:p>…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lenet_drop_generator_categ_valloss_4x3_ros</text:p>
          </table:table-cell>
          <table:table-cell office:value-type="string" calcext:value-type="string">
            <text:p>Drop 0.2 + Drop 0.2 + Drop 0.5 </text:p>
          </table:table-cell>
          <table:table-cell office:value-type="float" office:value="0.939" calcext:value-type="float">
            <text:p>0.939</text:p>
          </table:table-cell>
          <table:table-cell table:style-name="ce17" office:value-type="float" office:value="0.923" calcext:value-type="float">
            <text:p>0.923</text:p>
          </table:table-cell>
          <table:table-cell table:style-name="ce25" office:value-type="float" office:value="0.887" calcext:value-type="float">
            <text:p>0.887</text:p>
          </table:table-cell>
          <table:table-cell table:style-name="ce17" office:value-type="float" office:value="0.942" calcext:value-type="float">
            <text:p>0.942</text:p>
          </table:table-cell>
          <table:table-cell table:style-name="ce25" office:value-type="float" office:value="0.445" calcext:value-type="float">
            <text:p>0.445</text:p>
          </table:table-cell>
          <table:table-cell table:style-name="ce17" office:value-type="float" office:value="0.993" calcext:value-type="float">
            <text:p>0.993</text:p>
          </table:table-cell>
          <table:table-cell table:style-name="ce17" office:value-type="float" office:value="0.592" calcext:value-type="float">
            <text:p>0.592</text:p>
          </table:table-cell>
          <table:table-cell office:value-type="float" office:value="9242" calcext:value-type="float">
            <text:p>9242</text:p>
          </table:table-cell>
          <table:table-cell office:value-type="string" calcext:value-type="string">
            <text:p>2 h 34 min </text:p>
          </table:table-cell>
          <table:table-cell office:value-type="float" office:value="10" calcext:value-type="float">
            <text:p>10</text:p>
          </table:table-cell>
          <table:table-cell office:value-type="float" office:value="1289458" calcext:value-type="float">
            <text:p>1289458</text:p>
          </table:table-cell>
          <table:table-cell table:number-columns-repeated="1011"/>
        </table:table-row>
        <table:table-row table:style-name="ro15">
          <table:table-cell office:value-type="string" calcext:value-type="string">
            <text:p>mlr_generator_categ_VAVp_ros</text:p>
          </table:table-cell>
          <table:table-cell office:value-type="string" calcext:value-type="string">
            <text:p>VAVp</text:p>
          </table:table-cell>
          <table:table-cell office:value-type="float" office:value="0.908" calcext:value-type="float">
            <text:p>0.908</text:p>
          </table:table-cell>
          <table:table-cell table:style-name="ce17" office:value-type="float" office:value="0.913" calcext:value-type="float">
            <text:p>0.913</text:p>
          </table:table-cell>
          <table:table-cell table:style-name="ce25" office:value-type="float" office:value="0.822" calcext:value-type="float">
            <text:p>0.822</text:p>
          </table:table-cell>
          <table:table-cell table:style-name="ce17" office:value-type="float" office:value="0.912" calcext:value-type="float">
            <text:p>0.912</text:p>
          </table:table-cell>
          <table:table-cell table:style-name="ce25" office:value-type="float" office:value="0.33" calcext:value-type="float">
            <text:p>0.33</text:p>
          </table:table-cell>
          <table:table-cell table:style-name="ce17" office:value-type="float" office:value="0.989" calcext:value-type="float">
            <text:p>0.989</text:p>
          </table:table-cell>
          <table:table-cell table:style-name="ce17" office:value-type="float" office:value="0.47" calcext:value-type="float">
            <text:p>0.47</text:p>
          </table:table-cell>
          <table:table-cell office:value-type="float" office:value="17359" calcext:value-type="float">
            <text:p>17359</text:p>
          </table:table-cell>
          <table:table-cell office:value-type="string" calcext:value-type="string">
            <text:p>4 h 49 min</text:p>
          </table:table-cell>
          <table:table-cell office:value-type="string" calcext:value-type="string">
            <text:p>99 </text:p>
            <text:p>+ early stop</text:p>
            <text:p>+max ep=100</text:p>
          </table:table-cell>
          <table:table-cell office:value-type="float" office:value="5002" calcext:value-type="float">
            <text:p>5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nn_1D_generator_categ_VAVp_ros</text:p>
          </table:table-cell>
          <table:table-cell table:style-name="ce2" office:value-type="string" calcext:value-type="string">
            <text:p>VAVp</text:p>
          </table:table-cell>
          <table:table-cell office:value-type="float" office:value="0.916" calcext:value-type="float">
            <text:p>0.916</text:p>
          </table:table-cell>
          <table:table-cell table:style-name="ce17" office:value-type="float" office:value="0.916" calcext:value-type="float">
            <text:p>0.916</text:p>
          </table:table-cell>
          <table:table-cell table:style-name="ce25" office:value-type="float" office:value="0.864" calcext:value-type="float">
            <text:p>0.864</text:p>
          </table:table-cell>
          <table:table-cell table:style-name="ce17" office:value-type="float" office:value="0.919" calcext:value-type="float">
            <text:p>0.919</text:p>
          </table:table-cell>
          <table:table-cell table:style-name="ce25" office:value-type="float" office:value="0.359" calcext:value-type="float">
            <text:p>0.359</text:p>
          </table:table-cell>
          <table:table-cell table:style-name="ce17" office:value-type="float" office:value="0.992" calcext:value-type="float">
            <text:p>0.992</text:p>
          </table:table-cell>
          <table:table-cell table:style-name="ce17" office:value-type="float" office:value="0.507" calcext:value-type="float">
            <text:p>0.507</text:p>
          </table:table-cell>
          <table:table-cell office:value-type="float" office:value="2378" calcext:value-type="float">
            <text:p>2378</text:p>
          </table:table-cell>
          <table:table-cell office:value-type="string" calcext:value-type="string">
            <text:p>39 min </text:p>
          </table:table-cell>
          <table:table-cell office:value-type="float" office:value="14" calcext:value-type="float">
            <text:p>14</text:p>
          </table:table-cell>
          <table:table-cell office:value-type="float" office:value="30002" calcext:value-type="float">
            <text:p>30002</text:p>
          </table:table-cell>
          <table:table-cell table:number-columns-repeated="1011"/>
        </table:table-row>
        <table:table-row table:style-name="ro1">
          <table:table-cell table:style-name="ce11" office:value-type="string" calcext:value-type="string" table:number-columns-spanned="12" table:number-rows-spanned="1">
            <text:p>5fold cross valid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office:value-type="string" calcext:value-type="string">
            <text:p>mlr_5fold_ros</text:p>
          </table:table-cell>
          <table:table-cell table:style-name="ce16" office:value-type="string" calcext:value-type="string">
            <text:p>matrix_classif 12*2500: val_loss, categ loss</text:p>
          </table:table-cell>
          <table:table-cell office:value-type="string" calcext:value-type="string">
            <text:p>0.924+-0.001</text:p>
          </table:table-cell>
          <table:table-cell office:value-type="string" calcext:value-type="string">
            <text:p>0.902+-0.013</text:p>
          </table:table-cell>
          <table:table-cell office:value-type="string" calcext:value-type="string">
            <text:p>0.847+-0.023</text:p>
          </table:table-cell>
          <table:table-cell office:value-type="string" calcext:value-type="string">
            <text:p>0.929+-0.002</text:p>
          </table:table-cell>
          <table:table-cell office:value-type="string" calcext:value-type="string">
            <text:p>0.389+-0.005</text:p>
          </table:table-cell>
          <table:table-cell office:value-type="string" calcext:value-type="string">
            <text:p>0.991+-0.001</text:p>
          </table:table-cell>
          <table:table-cell office:value-type="string" calcext:value-type="string">
            <text:p>0.533+-0.0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net_5fold_ros 4x3</text:p>
          </table:table-cell>
          <table:table-cell table:style-name="ce16" office:value-type="string" calcext:value-type="string">
            <text:p>matrix_classif 12*2500: val_loss, categ loss, 4x3</text:p>
          </table:table-cell>
          <table:table-cell office:value-type="string" calcext:value-type="string">
            <text:p>0.936+-0.002</text:p>
          </table:table-cell>
          <table:table-cell office:value-type="string" calcext:value-type="string">
            <text:p>0.911+-0.012</text:p>
          </table:table-cell>
          <table:table-cell office:value-type="string" calcext:value-type="string">
            <text:p>0.862+-0.020</text:p>
          </table:table-cell>
          <table:table-cell office:value-type="string" calcext:value-type="string">
            <text:p>0.94+-0.002</text:p>
          </table:table-cell>
          <table:table-cell office:value-type="string" calcext:value-type="string">
            <text:p>0.436+-0.010</text:p>
          </table:table-cell>
          <table:table-cell office:value-type="string" calcext:value-type="string">
            <text:p>0.992+-0.001</text:p>
          </table:table-cell>
          <table:table-cell office:value-type="string" calcext:value-type="string">
            <text:p>0.579+-0.0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net_5fold_ros 4x200</text:p>
          </table:table-cell>
          <table:table-cell table:style-name="ce14" office:value-type="string" calcext:value-type="string">
            <text:p>ifes</text:p>
          </table:table-cell>
          <table:table-cell office:value-type="string" calcext:value-type="string">
            <text:p>0.937+-0.003</text:p>
          </table:table-cell>
          <table:table-cell office:value-type="string" calcext:value-type="string">
            <text:p>0.929+-0.008</text:p>
          </table:table-cell>
          <table:table-cell office:value-type="string" calcext:value-type="string">
            <text:p>0.881+-0.018</text:p>
          </table:table-cell>
          <table:table-cell office:value-type="string" calcext:value-type="string">
            <text:p>0.940+-0.003</text:p>
          </table:table-cell>
          <table:table-cell office:value-type="string" calcext:value-type="string">
            <text:p>0.443+- 0.015</text:p>
          </table:table-cell>
          <table:table-cell office:value-type="string" calcext:value-type="string">
            <text:p>0.993+-0.001</text:p>
          </table:table-cell>
          <table:table-cell office:value-type="string" calcext:value-type="string">
            <text:p>0.589+-0.0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net_5fold_ros 4x300</text:p>
          </table:table-cell>
          <table:table-cell table:style-name="ce14" office:value-type="string" calcext:value-type="string">
            <text:p>ifes</text:p>
          </table:table-cell>
          <table:table-cell table:style-name="ce17" office:value-type="string" calcext:value-type="string">
            <text:p>0.940+-0.001</text:p>
          </table:table-cell>
          <table:table-cell table:style-name="ce17" office:value-type="string" calcext:value-type="string">
            <text:p>0.928+- 0.009</text:p>
          </table:table-cell>
          <table:table-cell table:style-name="ce25" office:value-type="string" calcext:value-type="string">
            <text:p>0.879+-0.018</text:p>
          </table:table-cell>
          <table:table-cell table:style-name="ce17" office:value-type="string" calcext:value-type="string">
            <text:p>0.943+- 0.001</text:p>
          </table:table-cell>
          <table:table-cell table:style-name="ce25" office:value-type="string" calcext:value-type="string">
            <text:p>0.453+-0.009</text:p>
          </table:table-cell>
          <table:table-cell office:value-type="string" calcext:value-type="string">
            <text:p>0.993+-0.001</text:p>
          </table:table-cell>
          <table:table-cell table:style-name="ce17" office:value-type="string" calcext:value-type="string">
            <text:p>0.598+- 0.010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14"/>
          <table:table-cell table:number-columns-repeated="1022"/>
        </table:table-row>
        <table:table-row table:style-name="ro1">
          <table:table-cell table:style-name="ce2" office:value-type="string" calcext:value-type="string">
            <text:p>pca_svm_linear_C1_5fold_ros</text:p>
          </table:table-cell>
          <table:table-cell office:value-type="string" calcext:value-type="string">
            <text:p>VAVp classif: explained var = 95%</text:p>
          </table:table-cell>
          <table:table-cell office:value-type="string" calcext:value-type="string">
            <text:p>0.791+-0.010</text:p>
          </table:table-cell>
          <table:table-cell office:value-type="string" calcext:value-type="string">
            <text:p>0.670+-0.016</text:p>
          </table:table-cell>
          <table:table-cell office:value-type="string" calcext:value-type="string">
            <text:p>0.535+-0.036</text:p>
          </table:table-cell>
          <table:table-cell office:value-type="string" calcext:value-type="string">
            <text:p>0.805+-0.011</text:p>
          </table:table-cell>
          <table:table-cell office:value-type="string" calcext:value-type="string">
            <text:p>0.128+-0.007</text:p>
          </table:table-cell>
          <table:table-cell office:value-type="string" calcext:value-type="string">
            <text:p>0.970+-0.002</text:p>
          </table:table-cell>
          <table:table-cell office:value-type="string" calcext:value-type="string">
            <text:p>0.207+-0.0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a_svm_rbf_C1_5fold_ros</text:p>
          </table:table-cell>
          <table:table-cell office:value-type="string" calcext:value-type="string">
            <text:p>VAVp_classif: <text:s/>explained var = 95%, mean_r = 301.4+-21.058</text:p>
          </table:table-cell>
          <table:table-cell office:value-type="string" calcext:value-type="string">
            <text:p>0.837+-0.009</text:p>
          </table:table-cell>
          <table:table-cell office:value-type="string" calcext:value-type="string">
            <text:p>0.732+-0.012</text:p>
          </table:table-cell>
          <table:table-cell office:value-type="string" calcext:value-type="string">
            <text:p>0.616+-0.030</text:p>
          </table:table-cell>
          <table:table-cell office:value-type="string" calcext:value-type="string">
            <text:p>0.849+-0.011</text:p>
          </table:table-cell>
          <table:table-cell office:value-type="string" calcext:value-type="string">
            <text:p>0.179+-0.008</text:p>
          </table:table-cell>
          <table:table-cell office:value-type="string" calcext:value-type="string">
            <text:p>0.976+-0.001</text:p>
          </table:table-cell>
          <table:table-cell office:value-type="string" calcext:value-type="string">
            <text:p>0.277+-0.0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n_1D_5fold_ros_VAVp</text:p>
          </table:table-cell>
          <table:table-cell office:value-type="string" calcext:value-type="string">
            <text:p>Conv1D: Z=32 + Kernel 3, avg pooling 1D + dense</text:p>
          </table:table-cell>
          <table:table-cell office:value-type="string" calcext:value-type="string">
            <text:p>0.902+-0.006</text:p>
          </table:table-cell>
          <table:table-cell office:value-type="string" calcext:value-type="string">
            <text:p>0.890+-0.009</text:p>
          </table:table-cell>
          <table:table-cell office:value-type="string" calcext:value-type="string">
            <text:p>0.817+-0.015</text:p>
          </table:table-cell>
          <table:table-cell office:value-type="string" calcext:value-type="string">
            <text:p>0.907+-0.007</text:p>
          </table:table-cell>
          <table:table-cell office:value-type="string" calcext:value-type="string">
            <text:p>0.321+-0.015</text:p>
          </table:table-cell>
          <table:table-cell office:value-type="string" calcext:value-type="string">
            <text:p>0.989+-0.000</text:p>
          </table:table-cell>
          <table:table-cell office:value-type="string" calcext:value-type="string">
            <text:p>0.460+-0.0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r_5fold_ros_VAVp</text:p>
          </table:table-cell>
          <table:table-cell/>
          <table:table-cell office:value-type="string" calcext:value-type="string">
            <text:p>0.888+-0.006</text:p>
          </table:table-cell>
          <table:table-cell office:value-type="string" calcext:value-type="string">
            <text:p>0.891+-0.009</text:p>
          </table:table-cell>
          <table:table-cell office:value-type="string" calcext:value-type="string">
            <text:p>0.807+-0.013</text:p>
          </table:table-cell>
          <table:table-cell office:value-type="string" calcext:value-type="string">
            <text:p>0.892+-0.006</text:p>
          </table:table-cell>
          <table:table-cell office:value-type="string" calcext:value-type="string">
            <text:p>0.286+-0.014</text:p>
          </table:table-cell>
          <table:table-cell office:value-type="string" calcext:value-type="string">
            <text:p>0.988+- 0.000</text:p>
          </table:table-cell>
          <table:table-cell office:value-type="string" calcext:value-type="string">
            <text:p>0.423+-0.01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lr_5folds_f16_ros_BINimg OPTIM</text:p>
          </table:table-cell>
          <table:table-cell office:value-type="string" calcext:value-type="string">
            <text:p>ifes OPTIM generators</text:p>
          </table:table-cell>
          <table:table-cell office:value-type="string" calcext:value-type="string">
            <text:p>0.873+-0.139</text:p>
          </table:table-cell>
          <table:table-cell office:value-type="string" calcext:value-type="string">
            <text:p>0.913+-0.017</text:p>
          </table:table-cell>
          <table:table-cell office:value-type="string" calcext:value-type="string">
            <text:p>0.852+-0.065</text:p>
          </table:table-cell>
          <table:table-cell office:value-type="string" calcext:value-type="string">
            <text:p>0.874+-0.148</text:p>
          </table:table-cell>
          <table:table-cell office:value-type="string" calcext:value-type="string">
            <text:p>0.398+-0.150</text:p>
          </table:table-cell>
          <table:table-cell office:value-type="string" calcext:value-type="string">
            <text:p>0.991+-0.003</text:p>
          </table:table-cell>
          <table:table-cell office:value-type="string" calcext:value-type="string">
            <text:p>0.517+-0.16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lenet_5folds_f16_ros_BINimg OPTIM</text:p>
          </table:table-cell>
          <table:table-cell office:value-type="string" calcext:value-type="string">
            <text:p>ifes OPTIM generators</text:p>
          </table:table-cell>
          <table:table-cell office:value-type="string" calcext:value-type="string">
            <text:p>0.939+-0.002</text:p>
          </table:table-cell>
          <table:table-cell office:value-type="string" calcext:value-type="string">
            <text:p>0.911+-0.014</text:p>
          </table:table-cell>
          <table:table-cell office:value-type="string" calcext:value-type="string">
            <text:p>0.88+-0.017</text:p>
          </table:table-cell>
          <table:table-cell office:value-type="string" calcext:value-type="string">
            <text:p>0.943+-0.002</text:p>
          </table:table-cell>
          <table:table-cell office:value-type="string" calcext:value-type="string">
            <text:p>0.452+-0.011</text:p>
          </table:table-cell>
          <table:table-cell office:value-type="string" calcext:value-type="string">
            <text:p>0.993+-0.000</text:p>
          </table:table-cell>
          <table:table-cell office:value-type="string" calcext:value-type="string">
            <text:p>0.597+-0.012</text:p>
          </table:table-cell>
          <table:table-cell table:number-columns-repeated="1015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5">00/00/0000</text:date>, <text:time style:data-style-name="N2" text:time-value="22:35:17.890334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3:04:27.940747473</meta:creation-date>
    <meta:generator>LibreOffice/5.1.6.2$Linux_X86_64 LibreOffice_project/10m0$Build-2</meta:generator>
    <dc:date>2020-08-05T23:02:36.194212677</dc:date>
    <meta:editing-duration>P2DT9H41M55S</meta:editing-duration>
    <meta:editing-cycles>782</meta:editing-cycles>
    <meta:document-statistic meta:table-count="1" meta:cell-count="274" meta:object-count="0"/>
  </office:meta>
</office:document-meta>
</file>